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ans Mono" svg:font-family="'DejaVu Sans Mono'" style:font-family-generic="modern" style:font-pitch="fixed"/>
    <style:font-face style:name="FreeMono" svg:font-family="FreeMono" style:font-adornments="Normal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form </text:h>
      <text:p text:style-name="Text_20_body">A <text:span text:style-name="Elements">form</text:span> is a representation of a string in a particular language and script as specified by the <text:span text:style-name="Elements">lang</text:span> attribute. It may optionally contain <text:span text:style-name="Elements">trait</text:span>s and the textual content is held in the <text:span text:style-name="Elements">text</text:span> child element.</text:p>
      <text:h text:style-name="Heading_20_4" text:outline-level="4">Attributes </text:h>
      <text:p text:style-name="Text_20_body"><text:span text:style-name="ElementEmphasis"><text:tab/>lang </text:span><text:tab/>[Required, <text:span text:style-name="Elements">lang</text:span>] gives the language tag for the text. </text:p>
      <text:h text:style-name="Heading_20_4" text:outline-level="4">Content </text:h>
      <text:p text:style-name="Text_20_body"><text:tab/>t<text:span text:style-name="ElementEmphasis">ext<text:tab/></text:span>[Required, <text:span text:style-name="Elements">text</text:span>] holds the text of the <text:span text:style-name="Elements">form</text:span> in a single language and writing system as specified by the <text:span text:style-name="Elements">lang</text:span> attribute. </text:p>
      <text:p text:style-name="Text_20_body"><text:span text:style-name="ElementEmphasis"><text:tab/>annotation <text:tab/></text:span>[Optional, Multiple, <text:span text:style-name="Elements">annotation</text:span>] contains various metadata for this textual element including status information. </text:p>
      <text:p text:style-name="Text_20_body"/>
      <text:p text:style-name="Text_20_body"/>
      <text:h text:style-name="Heading_20_2" text:outline-level="2">identity</text:h>
      <text:p text:style-name="Text_20_body">An <text:span text:style-name="Elements">identity</text:span> is...</text:p>
      <text:h text:style-name="Heading_20_4" text:outline-level="4">Attributes </text:h>
      <text:p text:style-name="Text_20_body"><text:span text:style-name="ElementEmphasis"><text:tab/>version</text:span><text:tab/>[Required, <text:span text:style-name="Elements">version</text:span>] tells you …</text:p>
      <text:p text:style-name="Text_20_body"><text:span text:style-name="ElementEmphasis"><text:tab/>generation</text:span><text:tab/>[Required, <text:span text:style-name="Elements">generation</text:span>] tells you …</text:p>
      <text:p text:style-name="Text_20_body"><text:span text:style-name="ElementEmphasis"><text:tab/>language</text:span><text:tab/>[Required, <text:span text:style-name="Elements">language</text:span>] tells you …</text:p>
      <text:p text:style-name="Text_20_body"><text:tab/><text:span text:style-name="ElementEmphasis">script <text:tab/></text:span>[Optional, Multiple, <text:span text:style-name="Elements">script</text:span>] tells you …</text:p>
      <text:p text:style-name="Text_20_body"><text:tab/><text:span text:style-name="ElementEmphasis">territory</text:span><text:tab/>[Optional, Multiple, <text:span text:style-name="Elements">territory</text:span>] tells you …</text:p>
      <text:p text:style-name="Text_20_body"><text:tab/><text:span text:style-name="ElementEmphasis">variant</text:span><text:tab/>[Optional, Multiple, <text:span text:style-name="Elements">variant</text:span>] tells you ...</text:p>
      <text:h text:style-name="Heading_20_4" text:outline-level="4">Content </text:h>
      <text:p text:style-name="Text_20_body"><text:tab/><text:span text:style-name="ElementEmphasis">not sure</text:span></text:p>
      <text:p text:style-name="Text_20_body"><text:span text:style-name="ElementEmphasis"/></text:p>
      <text:h text:style-name="Heading_20_2" text:outline-level="2">layout</text:h>
      <text:p text:style-name="Text_20_body">A <text:span text:style-name="Elements">layout</text:span> is...</text:p>
      <text:h text:style-name="Heading_20_4" text:outline-level="4">Attributes </text:h>
      <text:p text:style-name="Text_20_body"><text:span text:style-name="ElementEmphasis"><text:tab/>orientation</text:span><text:tab/>[Optional, Multiple, <text:span text:style-name="Elements">orientation</text:span>] tells you …</text:p>
      <text:h text:style-name="Heading_20_4" text:outline-level="4">Content </text:h>
      <text:p text:style-name="Text_20_body"><text:span text:style-name="ElementEmphasis"><text:tab/>not sure</text:span></text:p>
      <text:p text:style-name="Text_20_body"><text:span text:style-name="ElementEmphasis"/></text:p>
      <text:h text:style-name="Heading_20_2" text:outline-level="2">collations</text:h>
      <text:p text:style-name="Text_20_body">A<text:span text:style-name="Elements"> collations</text:span> is...</text:p>
      <text:h text:style-name="Heading_20_4" text:outline-level="4"><text:soft-page-break/>Attributes </text:h>
      <text:p text:style-name="Text_20_body"><text:span text:style-name="ElementEmphasis"><text:tab/>sortRulesType</text:span><text:tab/>[Required, <text:span text:style-name="Elements">sortRulesType</text:span>] is where you indicate the rules to use for sorting. You can choose either <text:span text:style-name="Elements">simple</text:span>, <text:span text:style-name="Elements">icu</text:span>, or <text:span text:style-name="Elements">other </text:span>rules.</text:p>
      <text:h text:style-name="Heading_20_4" text:outline-level="4">Content </text:h>
      <text:p text:style-name="Text_20_body"><text:span text:style-name="ElementEmphasis"><text:tab/>not sure</text:span></text:p>
      <text:p text:style-name="Text_20_body"><text:span text:style-name="ElementEmphasis"/></text:p>
      <text:h text:style-name="Heading_20_2" text:outline-level="2">sortRulesType value = “simple”</text:h>
      <text:p text:style-name="Text_20_body">The <text:span text:style-name="Elements">simple</text:span> sorting rules are...</text:p>
      <text:h text:style-name="Heading_20_4" text:outline-level="4">Attributes </text:h>
      <text:p text:style-name="Text_20_body"><text:span text:style-name="ElementEmphasis"><text:tab/>not sure</text:span></text:p>
      <text:h text:style-name="Heading_20_4" text:outline-level="4">Content </text:h>
      <text:p text:style-name="Text_20_body"><text:span text:style-name="ElementEmphasis"><text:tab/>not sure</text:span></text:p>
      <text:p text:style-name="Text_20_body"><text:span text:style-name="ElementEmphasis"/></text:p>
      <text:h text:style-name="Heading_20_2" text:outline-level="2">sortRulesType value = “icu”</text:h>
      <text:p text:style-name="Text_20_body">The <text:span text:style-name="Elements">icu</text:span> sorting rules are...</text:p>
      <text:h text:style-name="Heading_20_4" text:outline-level="4">Attributes </text:h>
      <text:p text:style-name="Text_20_body"><text:span text:style-name="ElementEmphasis"><text:tab/>settings</text:span><text:tab/>[Required, <text:span text:style-name="Elements">settings</text:span>] is...</text:p>
      <text:p text:style-name="Text_20_body"><text:span text:style-name="ElementEmphasis"><text:tab/>suppress_contractions</text:span><text:tab/>[Required, <text:span text:style-name="Elements">suppress_contractions</text:span>] is...</text:p>
      <text:p text:style-name="Text_20_body"><text:span text:style-name="ElementEmphasis"><text:tab/>optimize</text:span><text:tab/>[Required, <text:span text:style-name="Elements">optimize</text:span>] is...</text:p>
      <text:p text:style-name="Text_20_body"><text:span text:style-name="ElementEmphasis"><text:tab/>rules <text:s/></text:span><text:tab/>[Required, <text:span text:style-name="Elements">rules</text:span>] is...</text:p>
      <text:h text:style-name="Heading_20_4" text:outline-level="4">Content </text:h>
      <text:p text:style-name="Text_20_body"><text:span text:style-name="ElementEmphasis"><text:tab/>not sure</text:span></text:p>
      <text:p text:style-name="Text_20_body"><text:span text:style-name="ElementEmphasis"/></text:p>
      <text:h text:style-name="Heading_20_3" text:outline-level="3">settings</text:h>
      <text:p text:style-name="Text_20_body">A <text:span text:style-name="Elements">settings</text:span> tag is...</text:p>
      <text:h text:style-name="Heading_20_4" text:outline-level="4">Attributes </text:h>
      <text:p text:style-name="Text_20_body"><text:span text:style-name="ElementEmphasis"><text:tab/>not sure</text:span></text:p>
      <text:h text:style-name="Heading_20_4" text:outline-level="4">Content </text:h>
      <text:p text:style-name="Text_20_body"><text:span text:style-name="ElementEmphasis"><text:tab/>not sure</text:span></text:p>
      <text:p text:style-name="Text_20_body"><text:span text:style-name="ElementEmphasis"/></text:p>
      <text:h text:style-name="Heading_20_3" text:outline-level="3">suppress_contractions</text:h>
      <text:p text:style-name="Text_20_body">A <text:span text:style-name="Elements">suppress_contractions</text:span> element is...</text:p>
      <text:h text:style-name="Heading_20_4" text:outline-level="4">Attributes </text:h>
      <text:p text:style-name="Text_20_body"><text:span text:style-name="ElementEmphasis"><text:tab/>not sure</text:span></text:p>
      <text:h text:style-name="Heading_20_4" text:outline-level="4"><text:soft-page-break/>Content </text:h>
      <text:p text:style-name="Text_20_body"><text:span text:style-name="ElementEmphasis"><text:tab/>not sure</text:span></text:p>
      <text:p text:style-name="Text_20_body"><text:span text:style-name="ElementEmphasis"/></text:p>
      <text:h text:style-name="Heading_20_3" text:outline-level="3">optimize</text:h>
      <text:p text:style-name="Text_20_body">An <text:span text:style-name="Elements">optimize</text:span> tag is...</text:p>
      <text:h text:style-name="Heading_20_4" text:outline-level="4">Attributes </text:h>
      <text:p text:style-name="Text_20_body"><text:span text:style-name="ElementEmphasis"><text:tab/>not sure</text:span></text:p>
      <text:h text:style-name="Heading_20_4" text:outline-level="4">Content </text:h>
      <text:p text:style-name="Text_20_body"><text:span text:style-name="ElementEmphasis"><text:tab/>not sure</text:span></text:p>
      <text:p text:style-name="Text_20_body"><text:span text:style-name="ElementEmphasis"/></text:p>
      <text:h text:style-name="Heading_20_3" text:outline-level="3">rules</text:h>
      <text:p text:style-name="Text_20_body">A <text:span text:style-name="Elements">rules</text:span> tag is...</text:p>
      <text:h text:style-name="Heading_20_4" text:outline-level="4">Attributes </text:h>
      <text:p text:style-name="Text_20_body"><text:span text:style-name="ElementEmphasis"><text:tab/>not sure</text:span></text:p>
      <text:h text:style-name="Heading_20_4" text:outline-level="4">Content </text:h>
      <text:p text:style-name="Text_20_body"><text:span text:style-name="ElementEmphasis"><text:tab/>not sure</text:span></text:p>
      <text:p text:style-name="Text_20_body"><text:span text:style-name="ElementEmphasis"/></text:p>
      <text:h text:style-name="Heading_20_2" text:outline-level="2">sortRulesType value = “other”</text:h>
      <text:p text:style-name="Text_20_body">The <text:span text:style-name="Elements">other</text:span> sorting rules are...</text:p>
      <text:h text:style-name="Heading_20_4" text:outline-level="4">Attributes </text:h>
      <text:p text:style-name="Text_20_body"><text:span text:style-name="ElementEmphasis"><text:tab/>base <text:s text:c="2"/></text:span><text:tab/>[Required, <text:span text:style-name="Elements">base</text:span>] is...</text:p>
      <text:p text:style-name="Text_20_body"><text:span text:style-name="ElementEmphasis"><text:tab/>alias <text:s/></text:span><text:tab/>[Required, <text:span text:style-name="Elements">alias</text:span>] is...</text:p>
      <text:h text:style-name="Heading_20_4" text:outline-level="4">Content </text:h>
      <text:p text:style-name="Text_20_body"><text:span text:style-name="ElementEmphasis"><text:tab/>not sure</text:span></text:p>
      <text:p text:style-name="Text_20_body"><text:span text:style-name="ElementEmphasis"/></text:p>
      <text:p text:style-name="Text_20_body"><text:span text:style-name="ElementEmphasis"/></text:p>
      <text:p text:style-name="Text_20_body"><text:span text:style-name="ElementEmphasis"/></text:p>
      <text:p text:style-name="Text_20_body"><text:span text:style-name="ElementEmphasis"/></text:p>
      <text:p text:style-name="Text_20_body"><text:span text:style-name="ElementEmphasis"/></text:p>
      <text:p text:style-name="Text_20_body"><text:span text:style-name="ElementEmphasis"/></text:p>
      <text:p text:style-name="Text_20_body"><text:span text:style-name="ElementEmphasis"/></text:p>
      <text:p text:style-name="Text_20_body"><text:span text:style-name="ElementEmphasis"/></text:p>
      <text:p text:style-name="Text_20_body"><text:span text:style-name="ElementEmphasis"/></text:p>
      <text:p text:style-name="Text_20_body"><text:span text:style-name="ElementEmphasis"/></text:p>
      <text:p text:style-name="Text_20_body"><text:span text:style-name="ElementEmphasis"/></text:p>
      <text:h text:style-name="Heading_20_2" text:outline-level="2"><text:soft-page-break/>Collations</text:h>
      <text:p text:style-name="Text_20_body"><text:span text:style-name="ElementEmphasis">3 types of collation mechanisms are supported</text:span></text:p>
      <text:p text:style-name="Text_20_body"><text:span text:style-name="ElementEmphasis"/></text:p>
      <text:p text:style-name="Text_20_body"><text:span text:style-name="ElementEmphasis">These are defined by the sortRulesType element in the special element.</text:span></text:p>
      <text:p text:style-name="Text_20_body"><text:span text:style-name="ElementEmphasis">DTD of collation | special</text:span></text:p>
      <text:p text:style-name="Text_20_body"><text:span text:style-name="ElementEmphasis"/></text:p>
      <text:p text:style-name="Text_20_body"><text:span text:style-name="ElementEmphasis">special : sortRulesType (value = “icu|customer|other”)</text:span></text:p>
      <text:p text:style-name="Text_20_body"><text:span text:style-name="ElementEmphasis"/></text:p>
      <text:p text:style-name="Text_20_body"><text:span text:style-name="ElementEmphasis">sortRulesType</text:span></text:p>
      <text:p text:style-name="Text_20_body"><text:span text:style-name="ElementEmphasis"/></text:p>
      <text:p text:style-name="Text_20_body"><text:span text:style-name="ElementEmphasis">sortRulesType (where value = icu)</text:span></text:p>
      <text:p text:style-name="Text_20_body"><text:span text:style-name="ElementEmphasis">DTD of collation | special where special | sortRulesType value = “icu”</text:span></text:p>
      <text:p text:style-name="Text_20_body"><text:span text:style-name="ElementEmphasis"/></text:p>
      <text:p text:style-name="Text_20_body"><text:span text:style-name="ElementEmphasis"/></text:p>
      <text:p text:style-name="Text_20_body"><text:span text:style-name="ElementEmphasis"/></text:p>
      <text:p text:style-name="Text_20_body"><text:span text:style-name="ElementEmphasis"/></text:p>
      <text:p text:style-name="Text_20_body"><text:span text:style-name="ElementEmphasis">DTD of collation | special where special | sortRulesType value = “other”</text:span></text:p>
      <text:p text:style-name="Text_20_body"><text:span text:style-name="ElementEmphasis"/></text:p>
      <text:p text:style-name="Text_20_body"><text:span text:style-name="ElementEmphasis">special : sortRulesType (value=”other”) (base (alias source=””</text:span></text:p>
      <text:p text:style-name="Text_20_body"><text:span text:style-name="ElementEmphasis"/></text:p>
      <text:p text:style-name="Text_20_body"><text:span text:style-name="ElementEmphasis">DTD of base</text:span></text:p>
      <text:p text:style-name="Text_20_body"><text:span text:style-name="ElementEmphasis"/></text:p>
      <text:p text:style-name="Text_20_body"><text:span text:style-name="ElementEmphasis">DTD of alia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modern" style:font-pitch="fixed"/>
    <style:font-face style:name="FreeMono" svg:font-family="FreeMono" style:font-adornments="Normal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background-color="transparent" fo:keep-with-next="always">
        <style:background-image/>
      </style:paragraph-properties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598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0.15in" fo:margin-bottom="0.0402in" style:page-number="auto" fo:background-color="transparent">
        <style:background-image/>
      </style:paragraph-properties>
      <style:text-properties fo:font-size="99%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top="0.15in" fo:margin-bottom="0.0402in"/>
      <style:text-properties fo:font-size="99%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top="0.05in" fo:margin-bottom="0.0402in"/>
      <style:text-properties style:font-name="Nimbus Sans L1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Elements" style:family="text">
      <style:text-properties style:font-name="FreeMono" fo:font-size="80%" style:font-size-asian="10.5pt"/>
    </style:style>
    <style:style style:name="ElementEmphasis" style:family="text" style:parent-style-name="Elements">
      <style:text-properties fo:font-size="9.60000038146973pt" fo:font-weight="bold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15T12:51:31</meta:creation-date>
    <dc:date>2009-07-17T16:33:06</dc:date>
    <meta:editing-duration>PT05H59M33S</meta:editing-duration>
    <meta:editing-cycles>2</meta:editing-cycles>
    <meta:generator>OpenOffice.org/3.0$Linux OpenOffice.org_project/300m15$Build-9379</meta:generator>
    <meta:document-statistic meta:table-count="0" meta:image-count="0" meta:object-count="0" meta:page-count="4" meta:paragraph-count="88" meta:word-count="365" meta:character-count="2441"/>
    <meta:user-defined meta:name="Info 1"/>
    <meta:user-defined meta:name="Info 2"/>
    <meta:user-defined meta:name="Info 3"/>
    <meta:user-defined meta:name="Info 4"/>
  </office:meta>
</office:document-meta>
</file>